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артикул нормализация окно таблица параграф помидор банан текст обработка Изображение морковь Обработка морковь скан нормализация длина каталог скан сегментация банан страница , артикул артикул обработка фича Фича бренд обработка система позиция ocr вес бренд Длина банан бренд Плотность токен поиск Данные таблица размер цена текст таблица , цвет документ капуста контракт Товар 10 SKU 848018 скан Высота скан Модель , SKU 165726 Данные Огурец ocr индекс данные Ocr</text:p>
      <text:p>таблица бренд поставка банан огурец Объем окно Документ морковь высота обработка Изображение Поставка материал документ Фича система Ocr плотность модель ocr ширина фича система каталог огурец Изображение Поиск Модель фича цена фича ширина таблица текст поиск параграф документ данные вес Система Таблица система вес Текст Текст артикул размер фича обработка Данные Нормализация страница каталог вес плотность объем система капуста контракт окно Объем индекс модель объем Размер Заявка токен Товар 38 SKU 632016 Длина Позиция контракт окно контракт страница упаковка огурец таблица индекс параграф Документ Товар 20 SKU 474687 окно ocr вес</text:p>
      <text:p>заявка поставка ocr Морковь параграф токен параграф цвет ocr токен документ модель окно огурец ширина плотность вес Фича Упаковка банан поставка размер длина сегментация индекс извлечение размер параграф страница артикул морковь параграф цена размер материал Позиция контракт извлечение поиск Цена ocr упаковка Цвет спецификация позиция огурец Заявка сегментация артикул Каталог банан длина Фича данные цвет материал материал модель Сегментация сегментация Система текст документ размер извлечение заявка страница капуста</text:p>
      <text:p>извлечение размер капуста заявка банан система длина контракт текст обработка арбуз размер капуста индекс окно Поиск таблица плотность цвет Высота документ вес поиск размер упаковка Поставка Извлечение Индекс Арбуз SKU 200379 банан материал цена обработка нормализация Фича поиск Длина обработка таблица Спецификация токен Параграф страница ocr длина капуста SKU 171822 Товар 36 SKU 738721 модель Плотность высота Токен ocr фича плотность спецификация цена плотность банан высота спецификация данные морковь фича помидор контракт Обработка вес поиск огурец поиск капуста</text:p>
      <text:p>фича , цвет Спецификация упаковка артикул Огурец страница вес изображение скан Сегментация цвет параграф , сегментация Длина капуста Параграф индекс нормализация спецификация фича плотность морковь система Высота Цвет капуста длина огурец цена огурец упаковка поиск Скан спецификация Изображение Длина модель Индекс Помидор данные индекс Огурец Артикул , помидор таблица огурец скан фича страница модель размер высота обработка спецификация цвет материал Контракт обработка система плотность длина материал система бренд ocr ширина объем Плотность скан страница упаковка цвет Длина</text:p>
      <text:p>фича нормализация плотность каталог система страница изображение Капуста , помидор размер бренд страница длина спецификация индекс Объем Объем высота модель каталог Огурец цвет токен длина банан фича морковь система Каталог Ocr спецификация морковь Параграф объем Поставка данные позиция модель вес ocr Извлечение Страница контракт цвет заявка текст объем размер параграф длина ocr Таблица документ Капуста морковь , арбуз Страница ширина Ocr Система Морковь Морковь артикул цвет высота</text:p>
      <text:p>параграф спецификация помидор Морковь каталог цена Капуста Артикул токен изображение размер скан спецификация капуста помидор морковь Длина морковь материал капуста позиция высота параграф цена сегментация ширина плотность Длина цвет система Изображение вес Поиск Бренд каталог параграф извлечение окно индекс размер позиция каталог бренд , контракт контракт таблица упаковка система Капуста модель артикул изображение заявка упаковка позиция артикул модель банан цвет морковь Заявка цена каталог высота позиция Извлечение позиция обработка цена таблица цена модель арбуз Спецификация Объем каталог индекс документ цена индекс Банан извлечение цвет скан страница спецификация огурец система Система Модель размер капуста данные Сегментация бренд</text:p>
      <text:p>поставка нормализация сегментация артикул система изображение , спецификация сегментация цена токен морковь индекс арбуз спецификация Цвет окно поставка Длина скан Бренд документ цена контракт токен помидор поставка арбуз упаковка цвет плотность параграф ocr Страница , банан заявка цвет Документ цена Материал банан таблица Бренд нормализация Высота модель сегментация сегментация Сегментация нормализация вес арбуз капуста спецификация Заявка цена арбуз фича сегментация</text:p>
      <text:p>помидор материал индекс извлечение изображение плотность Спецификация параграф Вес система ширина Нормализация текст каталог SKU 534192 индекс бренд объем Обработка арбуз индекс упаковка материал ocr размер документ каталог цена текст капуста плотность Изображение Банан Бренд Капуста таблица Плотность упаковка вес изображение параграф Размер цвет вес размер банан морковь морковь изображение упаковка огурец длина арбуз нормализация Длина заявка обработка Токен поиск Индекс Вес Капуста арбуз скан огурец нормализация длина Таблица окно материал данные Обработка заявка</text:p>
      <text:p>Капуста ocr модель SKU 315869 Таблица поиск обработка капуста токен артикул сегментация текст ocr контракт модель цена Бренд изображение Капуста Текст высота Фича объем артикул Вес Плотность материал артикул страница объем индекс параграф банан каталог Товар 16 SKU 347382 заявка упаковка позиция высота сегментация нормализация Фича сегментация данные изображение спецификация позиция размер упаковка поставка цена система цена обработка ширина спецификация изображение скан плотность фича поставка цвет Арбуз поставка извлечение фича вес</text:p>
      <text:p>документ Таблица Помидор документ документ Бренд Помидор страница SKU 009788 модель фича размер извлечение индекс бренд , Индекс заявка модель ширина артикул , ocr окно Артикул длина цвет банан SKU 708053 нормализация данные текст окно капуста Цвет бренд модель цвет банан скан банан Цвет Товар 35 SKU 994680 длина поставка поставка токен цена Материал Индекс помидор поставка вес артикул капуста помидор поиск вес цена документ</text:p>
      <text:p>Обработка материал поиск , индекс банан Плотность каталог окно заявка таблица окно Цвет данные плотность данные данные плотность Объем система окно таблица цвет Параграф , вес длина система Модель длина ширина система каталог спецификация цвет капуста текст Высота контракт Документ Заявка изображение плотность размер помидор длина Текст фича каталог ocr изображение Цена плотность арбуз Фича каталог Бренд огурец капуста индекс морковь упаковка высота извлечение упаковка каталог токен окно банан текст Плотность Поставка артикул модель документ объем упаковка страница капуста помидор каталог упаковка модель плотность модель индекс</text:p>
      <text:p>токен Морковь каталог морковь сегментация арбуз спецификация нормализация ocr контракт Токен арбуз индекс Параграф страница страница окно сегментация артикул упаковка длина спецификация объем контракт Ширина Морковь Каталог каталог упаковка высота скан токен высота Плотность огурец Цвет ocr позиция вес фича индекс параграф огурец окно цена арбуз страница , высота цена ocr заявка токен вес огурец извлечение Ширина объем капуста ширина артикул артикул скан ocr Поставка артикул</text:p>
      <text:p>Плотность капуста обработка , изображение Ocr бренд таблица цвет обработка , Вес Высота Поставка поставка бренд спецификация извлечение каталог арбуз заявка длина обработка ocr размер цвет поставка страница морковь Упаковка Обработка изображение цвет текст Индекс токен артикул параграф позиция Огурец фича материал арбуз Морковь данные система извлечение страница изображение вес помидор система каталог капуста параграф Банан поиск данные Товар 17 SKU 116566 Материал упаковка фича Артикул извлечение морковь фича извлечение плотность Объем Помидор Токен огурец Обработка извлечение Упаковка фича банан Система нормализация арбуз фича</text:p>
      <text:p>цена вес цена система токен таблица окно плотность Сегментация</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